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6000000203BC0647C15B67E0E.png" manifest:media-type="image/png"/>
  <manifest:file-entry manifest:full-path="Pictures/10000000000000DD000000332234D7EE535C153A.png" manifest:media-type="image/png"/>
  <manifest:file-entry manifest:full-path="Pictures/10000000000000E10000002D163C2008167E8421.png" manifest:media-type="image/png"/>
  <manifest:file-entry manifest:full-path="Pictures/10000000000000440000001DCA62F8790A6A2C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52cm" fo:min-width="2.25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5cm" fo:min-width="0.9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318cm" fo:min-width="1.727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6cm" fo:min-width="0.986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78cm" fo:min-width="2.4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846cm" fo:min-width="2.152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12cm" fo:min-width="1.621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94cm" fo:min-width="0.88cm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77cm" fo:min-width="5.901cm" fo:wrap-option="no-wrap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4cm" fo:min-width="5.701cm" fo:wrap-option="no-wrap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1.7cm" svg:x="22.4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1.7cm" svg:x="22.4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4cm" svg:x="15.3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3.6cm" draw:transform="rotate (-1.5707963267949) translate (9.801cm 2.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draw:layer="layout" svg:width="2.6cm" svg:height="3.6cm" draw:transform="rotate (-1.5707963267949) translate (9.801cm 6.70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" draw:text-style-name="P2" draw:layer="layout" svg:width="2.1cm" svg:height="1.2cm" svg:x="6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8cm" svg:y1="5.5cm" svg:x2="15.3cm" svg:y2="5.5cm">
          <text:p/>
        </draw:line>
        <draw:line draw:style-name="gr5" draw:text-style-name="P1" draw:layer="layout" svg:x1="16.7cm" svg:y1="5.5cm" svg:x2="17.2cm" svg:y2="5.5cm">
          <text:p/>
        </draw:line>
        <draw:line draw:style-name="gr5" draw:text-style-name="P1" draw:layer="layout" svg:x1="9.8cm" svg:y1="3.4cm" svg:x2="14.8cm" svg:y2="5.5cm">
          <text:p/>
        </draw:line>
        <draw:line draw:style-name="gr5" draw:text-style-name="P1" draw:layer="layout" svg:x1="9.8cm" svg:y1="7.6cm" svg:x2="14.7cm" svg:y2="5.5cm">
          <text:p/>
        </draw:line>
        <draw:line draw:style-name="gr6" draw:text-style-name="P1" draw:layer="layout" svg:x1="17.2cm" svg:y1="5.5cm" svg:x2="22.42cm" svg:y2="7.7cm">
          <text:p/>
        </draw:line>
        <draw:line draw:style-name="gr6" draw:text-style-name="P1" draw:layer="layout" svg:x1="17.3cm" svg:y1="5.5cm" svg:x2="22.41cm" svg:y2="3.3cm">
          <text:p/>
        </draw:line>
        <draw:custom-shape draw:style-name="gr7" draw:text-style-name="P3" draw:layer="layout" svg:width="2.899cm" svg:height="1.127cm" svg:x="27.301cm" svg:y="2.273cm">
          <text:p/>
          <draw:enhanced-geometry svg:viewBox="0 0 21600 21600" draw:glue-points="10800 0 0 10800 10800 21600 21600 10800 ?f40 ?f41" draw:text-areas="0 0 21600 21600" draw:type="rectangular-callout" draw:modifiers="-6971.58620689655 23897.8723404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1.196cm" svg:height="0.962cm" svg:x="6.9cm" svg:y="6.3cm">
          <draw:text-box>
            <text:p>off</text:p>
          </draw:text-box>
        </draw:frame>
        <draw:frame draw:style-name="gr8" draw:text-style-name="P4" draw:layer="layout" svg:width="1.349cm" svg:height="0.962cm" svg:x="7.3cm" svg:y="3.1cm">
          <draw:text-box>
            <text:p>G1</text:p>
          </draw:text-box>
        </draw:frame>
        <draw:frame draw:style-name="gr8" draw:text-style-name="P4" draw:layer="layout" svg:width="1.349cm" svg:height="0.962cm" svg:x="7.301cm" svg:y="7.5cm">
          <draw:text-box>
            <text:p>G2</text:p>
          </draw:text-box>
        </draw:frame>
        <draw:frame draw:style-name="gr8" draw:text-style-name="P4" draw:layer="layout" svg:width="1.277cm" svg:height="0.962cm" svg:x="23.601cm" svg:y="3.1cm">
          <draw:text-box>
            <text:p>P1</text:p>
          </draw:text-box>
        </draw:frame>
        <draw:frame draw:style-name="gr8" draw:text-style-name="P4" draw:layer="layout" svg:width="1.277cm" svg:height="0.962cm" svg:x="23.602cm" svg:y="7.2cm">
          <draw:text-box>
            <text:p>P2</text:p>
          </draw:text-box>
        </draw:frame>
        <draw:frame draw:style-name="gr9" draw:text-style-name="P5" draw:layer="layout" svg:width="1.798cm" svg:height="0.766cm" svg:x="27.476cm" svg:y="2.475cm">
          <draw:image xlink:href="Pictures/10000000000000440000001DCA62F8790A6A2CE6.png" xlink:type="simple" xlink:show="embed" xlink:actuate="onLoad">
            <text:p/>
          </draw:image>
        </draw:frame>
        <draw:custom-shape draw:style-name="gr10" draw:text-style-name="P1" draw:layer="layout" svg:width="3.9cm" svg:height="1.7cm" svg:x="22.375cm" svg:y="15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9cm" svg:height="1.7cm" svg:x="22.376cm" svg:y="19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cm" svg:height="1.4cm" svg:x="15.274cm" svg:y="17.6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3.6cm" draw:transform="rotate (-1.5707963267949) translate (9.775cm 15.22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1" draw:layer="layout" svg:width="2.6cm" svg:height="3.6cm" draw:transform="rotate (-1.5707963267949) translate (9.775cm 19.528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3" draw:text-style-name="P2" draw:layer="layout" svg:width="2.1cm" svg:height="1.2cm" svg:x="6.374cm" svg:y="18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774cm" svg:y1="18.327cm" svg:x2="15.274cm" svg:y2="18.327cm">
          <text:p/>
        </draw:line>
        <draw:line draw:style-name="gr5" draw:text-style-name="P1" draw:layer="layout" svg:x1="16.674cm" svg:y1="18.327cm" svg:x2="17.174cm" svg:y2="18.327cm">
          <text:p/>
        </draw:line>
        <draw:line draw:style-name="gr5" draw:text-style-name="P1" draw:layer="layout" svg:x1="9.774cm" svg:y1="16.227cm" svg:x2="14.774cm" svg:y2="18.327cm">
          <text:p/>
        </draw:line>
        <draw:line draw:style-name="gr5" draw:text-style-name="P1" draw:layer="layout" svg:x1="9.774cm" svg:y1="20.427cm" svg:x2="14.674cm" svg:y2="18.327cm">
          <text:p/>
        </draw:line>
        <draw:line draw:style-name="gr6" draw:text-style-name="P1" draw:layer="layout" svg:x1="17.174cm" svg:y1="18.327cm" svg:x2="22.394cm" svg:y2="20.527cm">
          <text:p/>
        </draw:line>
        <draw:line draw:style-name="gr6" draw:text-style-name="P1" draw:layer="layout" svg:x1="17.274cm" svg:y1="18.327cm" svg:x2="22.384cm" svg:y2="16.127cm">
          <text:p/>
        </draw:line>
        <draw:custom-shape draw:style-name="gr14" draw:text-style-name="P3" draw:layer="layout" svg:width="6.4cm" svg:height="1.827cm" svg:x="15.4cm" svg:y="14.2cm">
          <text:p/>
          <draw:enhanced-geometry svg:viewBox="0 0 21600 21600" draw:glue-points="10800 0 0 10800 10800 21600 21600 10800 ?f40 ?f41" draw:text-areas="0 0 21600 21600" draw:type="rectangular-callout" draw:modifiers="9087.45508514295 44582.49452954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6.2cm" svg:height="1.649cm" svg:x="15.6cm" svg:y="20.851cm">
          <text:p/>
          <draw:enhanced-geometry svg:viewBox="0 0 21600 21600" draw:glue-points="10800 0 0 10800 10800 21600 21600 10800 ?f40 ?f41" draw:text-areas="0 0 21600 21600" draw:type="rectangular-callout" draw:modifiers="8440.0580551524 -28263.27272727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2.899cm" svg:height="1.127cm" svg:x="27.275cm" svg:y="15.1cm">
          <text:p/>
          <draw:enhanced-geometry svg:viewBox="0 0 21600 21600" draw:glue-points="10800 0 0 10800 10800 21600 21600 10800 ?f40 ?f41" draw:text-areas="0 0 21600 21600" draw:type="rectangular-callout" draw:modifiers="-6971.58620689655 23897.8723404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1.205cm" svg:height="0.962cm" svg:x="6.874cm" svg:y="19.127cm">
          <draw:text-box>
            <text:p>on</text:p>
          </draw:text-box>
        </draw:frame>
        <draw:frame draw:style-name="gr8" draw:text-style-name="P4" draw:layer="layout" svg:width="1.349cm" svg:height="0.962cm" svg:x="7.274cm" svg:y="15.927cm">
          <draw:text-box>
            <text:p>G1</text:p>
          </draw:text-box>
        </draw:frame>
        <draw:frame draw:style-name="gr8" draw:text-style-name="P4" draw:layer="layout" svg:width="1.349cm" svg:height="0.962cm" svg:x="7.275cm" svg:y="20.327cm">
          <draw:text-box>
            <text:p>G2</text:p>
          </draw:text-box>
        </draw:frame>
        <draw:frame draw:style-name="gr8" draw:text-style-name="P4" draw:layer="layout" svg:width="1.277cm" svg:height="0.962cm" svg:x="23.575cm" svg:y="15.927cm">
          <draw:text-box>
            <text:p>P1</text:p>
          </draw:text-box>
        </draw:frame>
        <draw:frame draw:style-name="gr8" draw:text-style-name="P4" draw:layer="layout" svg:width="1.277cm" svg:height="0.962cm" svg:x="23.576cm" svg:y="20.027cm">
          <draw:text-box>
            <text:p>P2</text:p>
          </draw:text-box>
        </draw:frame>
        <draw:frame draw:style-name="gr9" draw:text-style-name="P5" draw:layer="layout" svg:width="6.137cm" svg:height="1.227cm" svg:x="15.622cm" svg:y="14.6cm">
          <draw:image xlink:href="Pictures/10000000000000E10000002D163C2008167E8421.png" xlink:type="simple" xlink:show="embed" xlink:actuate="onLoad">
            <text:p/>
          </draw:image>
        </draw:frame>
        <draw:frame draw:style-name="gr9" draw:text-style-name="P5" draw:layer="layout" svg:width="6.023cm" svg:height="1.389cm" svg:x="15.726cm" svg:y="21.011cm">
          <draw:image xlink:href="Pictures/10000000000000DD000000332234D7EE535C153A.png" xlink:type="simple" xlink:show="embed" xlink:actuate="onLoad">
            <text:p/>
          </draw:image>
        </draw:frame>
        <draw:custom-shape draw:style-name="gr14" draw:text-style-name="P3" draw:layer="layout" svg:width="6.4cm" svg:height="1.827cm" svg:x="15.375cm" svg:y="1.4cm">
          <text:p/>
          <draw:enhanced-geometry svg:viewBox="0 0 21600 21600" draw:glue-points="10800 0 0 10800 10800 21600 21600 10800 ?f40 ?f41" draw:text-areas="0 0 21600 21600" draw:type="rectangular-callout" draw:modifiers="9087.45508514295 44582.49452954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6.2cm" svg:height="1.649cm" svg:x="15.575cm" svg:y="8.051cm">
          <text:p/>
          <draw:enhanced-geometry svg:viewBox="0 0 21600 21600" draw:glue-points="10800 0 0 10800 10800 21600 21600 10800 ?f40 ?f41" draw:text-areas="0 0 21600 21600" draw:type="rectangular-callout" draw:modifiers="8440.0580551524 -28263.27272727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draw:layer="layout" svg:width="6.137cm" svg:height="1.227cm" svg:x="15.597cm" svg:y="1.8cm">
          <draw:image xlink:href="Pictures/10000000000000E10000002D163C2008167E8421.png" xlink:type="simple" xlink:show="embed" xlink:actuate="onLoad">
            <text:p/>
          </draw:image>
        </draw:frame>
        <draw:frame draw:style-name="gr9" draw:text-style-name="P5" draw:layer="layout" svg:width="6.023cm" svg:height="1.389cm" svg:x="15.701cm" svg:y="8.211cm">
          <draw:image xlink:href="Pictures/10000000000000DD000000332234D7EE535C153A.png" xlink:type="simple" xlink:show="embed" xlink:actuate="onLoad">
            <text:p/>
          </draw:image>
        </draw:frame>
        <draw:frame draw:style-name="gr9" draw:text-style-name="P5" draw:layer="layout" svg:width="1.851cm" svg:height="0.846cm" svg:x="27.449cm" svg:y="15.213cm">
          <draw:image xlink:href="Pictures/1000000000000046000000203BC0647C15B67E0E.png" xlink:type="simple" xlink:show="embed" xlink:actuate="onLoad">
            <text:p/>
          </draw:image>
        </draw:frame>
        <draw:custom-shape draw:style-name="gr16" draw:text-style-name="P3" draw:layer="layout" svg:width="3.6cm" svg:height="1.4cm" svg:x="18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6cm" svg:height="1.4cm" svg:x="18.1cm" svg:y="8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853cm" svg:height="0.962cm" svg:x="18.113cm" svg:y="1.97cm">
          <draw:text-box>
            <text:p>0</text:p>
          </draw:text-box>
        </draw:frame>
        <draw:frame draw:style-name="gr8" draw:text-style-name="P4" draw:layer="layout" svg:width="0.853cm" svg:height="0.962cm" svg:x="18.114cm" svg:y="8.47cm">
          <draw:text-box>
            <text:p>0</text:p>
          </draw:text-box>
        </draw:frame>
        <draw:frame draw:style-name="gr8" draw:text-style-name="P4" draw:layer="layout" svg:width="1.277cm" svg:height="0.962cm" svg:x="1.4cm" svg:y="1.8cm">
          <draw:text-box>
            <text:p>(a)</text:p>
          </draw:text-box>
        </draw:frame>
        <draw:frame draw:style-name="gr8" draw:text-style-name="P4" draw:layer="layout" svg:width="1.277cm" svg:height="0.962cm" svg:x="1.401cm" svg:y="14.2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59cm" fo:page-height="23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22:17:01.733753361</meta:creation-date>
    <dc:date>2017-08-21T22:49:32.653235597</dc:date>
    <meta:editing-duration>PT21S</meta:editing-duration>
    <meta:editing-cycles>1</meta:editing-cycles>
    <meta:document-statistic meta:object-count="52"/>
    <meta:generator>LibreOffice/5.1.6.2$Linux_X86_64 LibreOffice_project/10m0$Build-2</meta:generator>
  </office:meta>
</office:document-meta>
</file>